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64cm" svg:stroke-color="#bf819e" draw:marker-start-width="1.046cm" draw:marker-end-width="1.046cm" svg:stroke-linecap="round" draw:textarea-vertical-align="middle" fo:padding-top="0.407cm" fo:padding-bottom="0.407cm" fo:padding-left="0.532cm" fo:padding-right="0.532cm"/>
    </style:style>
    <style:style style:name="gr2" style:family="graphic" style:parent-style-name="standard">
      <style:graphic-properties svg:stroke-color="#bf819e" draw:fill-color="#a1467e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-color="#a1467e"/>
      <style:paragraph-properties fo:text-align="center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4cm" svg:height="4.1cm" draw:transform="rotate (1.21282929721086) translate (4.255cm 5.309cm)" draw:kind="arc" draw:start-angle="134.79" draw:end-angle="340.19">
            <text:p/>
          </draw:ellipse>
          <draw:ellipse draw:style-name="gr1" draw:text-style-name="P1" draw:layer="layout" svg:width="4cm" svg:height="4.1cm" draw:transform="rotate (-0.0218166156499289) translate (4.435cm 4.373cm)" draw:kind="arc" draw:start-angle="134.79" draw:end-angle="340.19">
            <text:p/>
          </draw:ellipse>
          <draw:ellipse draw:style-name="gr1" draw:text-style-name="P1" draw:layer="layout" svg:width="4cm" svg:height="4.1cm" draw:transform="rotate (-1.40149938935145) translate (5.51cm 4.334cm)" draw:kind="arc" draw:start-angle="134.79" draw:end-angle="340.19">
            <text:p/>
          </draw:ellipse>
          <draw:ellipse draw:style-name="gr1" draw:text-style-name="P1" draw:layer="layout" svg:width="4cm" svg:height="4.1cm" draw:transform="rotate (2.38987934475584) translate (4.973cm 5.843cm)" draw:kind="arc" draw:start-angle="134.79" draw:end-angle="340.19">
            <text:p/>
          </draw:ellipse>
          <draw:ellipse draw:style-name="gr1" draw:text-style-name="P1" draw:layer="layout" svg:width="4cm" svg:height="4.1cm" draw:transform="rotate (-2.66424510316934) translate (5.691cm 5.373cm)" draw:kind="arc" draw:start-angle="134.79" draw:end-angle="340.19">
            <text:p/>
          </draw:ellipse>
        </draw:g>
        <draw:custom-shape draw:style-name="gr2" draw:text-style-name="P2" draw:layer="layout" svg:width="4cm" svg:height="4cm" svg:x="3cm" svg:y="3cm">
          <text:p/>
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4-26T11:35:25.452624355</dc:date>
    <meta:editing-duration>PT53M41S</meta:editing-duration>
    <meta:editing-cycles>8</meta:editing-cycles>
    <meta:generator>LibreOffice/7.2.3.2$Linux_X86_64 LibreOffice_project/d166454616c1632304285822f9c83ce2e660fd92</meta:generator>
    <meta:document-statistic meta:object-count="7"/>
  </office:meta>
</office:document-meta>
</file>